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line-height="115%"/>
    </style:style>
    <style:style style:name="P2" style:family="paragraph" style:parent-style-name="Standard">
      <style:paragraph-properties fo:line-height="115%"/>
      <style:text-properties officeooo:paragraph-rsid="0009a4e4"/>
    </style:style>
    <style:style style:name="P3" style:family="paragraph" style:parent-style-name="Standard">
      <style:paragraph-properties fo:line-height="115%"/>
      <style:text-properties officeooo:paragraph-rsid="0012e1ae"/>
    </style:style>
    <style:style style:name="P4" style:family="paragraph" style:parent-style-name="Standard">
      <style:paragraph-properties fo:line-height="115%"/>
      <style:text-properties officeooo:paragraph-rsid="001a8a1b"/>
    </style:style>
    <style:style style:name="P5" style:family="paragraph" style:parent-style-name="Standard">
      <style:paragraph-properties fo:line-height="115%"/>
      <style:text-properties officeooo:paragraph-rsid="002537cf"/>
    </style:style>
    <style:style style:name="P6" style:family="paragraph" style:parent-style-name="Standard">
      <style:paragraph-properties fo:line-height="115%"/>
      <style:text-properties officeooo:paragraph-rsid="001c0a3f"/>
    </style:style>
    <style:style style:name="P7" style:family="paragraph" style:parent-style-name="Standard">
      <style:paragraph-properties fo:line-height="115%"/>
      <style:text-properties officeooo:paragraph-rsid="004ded8c"/>
    </style:style>
    <style:style style:name="P8" style:family="paragraph" style:parent-style-name="Standard">
      <style:paragraph-properties fo:line-height="115%"/>
      <style:text-properties officeooo:paragraph-rsid="00529eda"/>
    </style:style>
    <style:style style:name="P9" style:family="paragraph" style:parent-style-name="Standard">
      <style:paragraph-properties fo:line-height="115%"/>
      <style:text-properties officeooo:paragraph-rsid="0053461b"/>
    </style:style>
    <style:style style:name="P10" style:family="paragraph" style:parent-style-name="Standard">
      <style:paragraph-properties fo:line-height="115%"/>
      <style:text-properties officeooo:paragraph-rsid="005922e3"/>
    </style:style>
    <style:style style:name="P11" style:family="paragraph" style:parent-style-name="Standard">
      <style:paragraph-properties fo:line-height="115%"/>
      <style:text-properties officeooo:rsid="0009cd9f" officeooo:paragraph-rsid="0009cd9f"/>
    </style:style>
    <style:style style:name="P12" style:family="paragraph" style:parent-style-name="Standard">
      <style:paragraph-properties fo:line-height="115%"/>
      <style:text-properties officeooo:rsid="00107b32" officeooo:paragraph-rsid="00107b32"/>
    </style:style>
    <style:style style:name="P13" style:family="paragraph" style:parent-style-name="Standard">
      <style:paragraph-properties fo:line-height="115%"/>
      <style:text-properties officeooo:rsid="001a8a1b" officeooo:paragraph-rsid="001a8a1b"/>
    </style:style>
    <style:style style:name="P14" style:family="paragraph" style:parent-style-name="Standard">
      <style:paragraph-properties fo:line-height="115%"/>
      <style:text-properties officeooo:rsid="001a8a1b" officeooo:paragraph-rsid="001c0a3f"/>
    </style:style>
    <style:style style:name="P15" style:family="paragraph" style:parent-style-name="Standard">
      <style:paragraph-properties fo:line-height="115%"/>
      <style:text-properties officeooo:rsid="001a8a1b" officeooo:paragraph-rsid="0034bc1f"/>
    </style:style>
    <style:style style:name="P16" style:family="paragraph" style:parent-style-name="Standard">
      <style:paragraph-properties fo:line-height="115%"/>
      <style:text-properties officeooo:rsid="001c0a3f" officeooo:paragraph-rsid="001c0a3f"/>
    </style:style>
    <style:style style:name="P17" style:family="paragraph" style:parent-style-name="Standard">
      <style:paragraph-properties fo:line-height="115%"/>
      <style:text-properties officeooo:rsid="001c0a3f" officeooo:paragraph-rsid="0042f01d"/>
    </style:style>
    <style:style style:name="P18" style:family="paragraph" style:parent-style-name="Standard">
      <style:paragraph-properties fo:line-height="115%"/>
      <style:text-properties officeooo:rsid="0023500f" officeooo:paragraph-rsid="0023500f"/>
    </style:style>
    <style:style style:name="P19" style:family="paragraph" style:parent-style-name="Standard">
      <style:paragraph-properties fo:line-height="115%"/>
      <style:text-properties officeooo:rsid="002537cf" officeooo:paragraph-rsid="002537cf"/>
    </style:style>
    <style:style style:name="P20" style:family="paragraph" style:parent-style-name="Standard">
      <style:paragraph-properties fo:line-height="115%"/>
      <style:text-properties style:text-underline-style="solid" style:text-underline-width="auto" style:text-underline-color="font-color" officeooo:rsid="001a8a1b" officeooo:paragraph-rsid="001c0a3f"/>
    </style:style>
    <style:style style:name="P21" style:family="paragraph" style:parent-style-name="Standard">
      <style:paragraph-properties fo:line-height="115%"/>
      <style:text-properties style:text-underline-style="solid" style:text-underline-width="auto" style:text-underline-color="font-color" officeooo:rsid="001a8a1b" officeooo:paragraph-rsid="001a8a1b"/>
    </style:style>
    <style:style style:name="P22" style:family="paragraph" style:parent-style-name="Standard">
      <style:paragraph-properties fo:line-height="115%"/>
      <style:text-properties style:text-underline-style="solid" style:text-underline-width="auto" style:text-underline-color="font-color" officeooo:rsid="001c0a3f" officeooo:paragraph-rsid="001c0a3f"/>
    </style:style>
    <style:style style:name="P23" style:family="paragraph" style:parent-style-name="Standard">
      <style:paragraph-properties fo:line-height="115%"/>
      <style:text-properties style:text-underline-style="solid" style:text-underline-width="auto" style:text-underline-color="font-color" officeooo:rsid="0009cd9f" officeooo:paragraph-rsid="0009cd9f"/>
    </style:style>
    <style:style style:name="P24" style:family="paragraph" style:parent-style-name="Standard">
      <style:paragraph-properties fo:line-height="115%"/>
      <style:text-properties style:text-underline-style="solid" style:text-underline-width="auto" style:text-underline-color="font-color" officeooo:rsid="00107b32" officeooo:paragraph-rsid="00107b32"/>
    </style:style>
    <style:style style:name="P25" style:family="paragraph" style:parent-style-name="Standard">
      <style:paragraph-properties fo:line-height="115%"/>
      <style:text-properties style:text-underline-style="solid" style:text-underline-width="auto" style:text-underline-color="font-color" officeooo:rsid="0042f01d" officeooo:paragraph-rsid="0042f01d"/>
    </style:style>
    <style:style style:name="P26" style:family="paragraph" style:parent-style-name="Standard">
      <style:paragraph-properties fo:line-height="115%"/>
      <style:text-properties style:text-underline-style="solid" style:text-underline-width="auto" style:text-underline-color="font-color" officeooo:rsid="005d6b49" officeooo:paragraph-rsid="005d6b49"/>
    </style:style>
    <style:style style:name="P27" style:family="paragraph" style:parent-style-name="Standard">
      <style:paragraph-properties fo:line-height="115%"/>
      <style:text-properties style:text-underline-style="solid" style:text-underline-width="auto" style:text-underline-color="font-color" officeooo:rsid="005e1282" officeooo:paragraph-rsid="005e1282"/>
    </style:style>
    <style:style style:name="P28" style:family="paragraph" style:parent-style-name="Standard">
      <style:paragraph-properties fo:line-height="115%"/>
      <style:text-properties style:text-underline-style="solid" style:text-underline-width="auto" style:text-underline-color="font-color" officeooo:rsid="0064bb1b" officeooo:paragraph-rsid="0064bb1b"/>
    </style:style>
    <style:style style:name="P29" style:family="paragraph" style:parent-style-name="Standard">
      <style:paragraph-properties fo:line-height="115%"/>
      <style:text-properties style:text-underline-style="solid" style:text-underline-width="auto" style:text-underline-color="font-color" officeooo:rsid="0066ecae" officeooo:paragraph-rsid="0066ecae"/>
    </style:style>
    <style:style style:name="P30" style:family="paragraph" style:parent-style-name="Standard">
      <style:paragraph-properties fo:line-height="115%"/>
      <style:text-properties style:text-underline-style="solid" style:text-underline-width="auto" style:text-underline-color="font-color" officeooo:rsid="006810ca" officeooo:paragraph-rsid="006810ca"/>
    </style:style>
    <style:style style:name="P31" style:family="paragraph" style:parent-style-name="Standard">
      <style:paragraph-properties fo:line-height="115%"/>
      <style:text-properties style:text-underline-style="solid" style:text-underline-width="auto" style:text-underline-color="font-color" officeooo:rsid="00718022" officeooo:paragraph-rsid="00718022"/>
    </style:style>
    <style:style style:name="P32" style:family="paragraph" style:parent-style-name="Standard">
      <style:paragraph-properties fo:line-height="115%"/>
      <style:text-properties style:text-underline-style="none" officeooo:rsid="001c0a3f" officeooo:paragraph-rsid="001c0a3f"/>
    </style:style>
    <style:style style:name="P33" style:family="paragraph" style:parent-style-name="Standard">
      <style:paragraph-properties fo:line-height="115%"/>
      <style:text-properties style:text-underline-style="none" officeooo:rsid="001c0a3f" officeooo:paragraph-rsid="004a21d9"/>
    </style:style>
    <style:style style:name="P34" style:family="paragraph" style:parent-style-name="Standard">
      <style:paragraph-properties fo:line-height="115%"/>
      <style:text-properties style:text-underline-style="none" officeooo:rsid="005e1282" officeooo:paragraph-rsid="005e1282"/>
    </style:style>
    <style:style style:name="P35" style:family="paragraph" style:parent-style-name="Standard">
      <style:paragraph-properties fo:line-height="115%"/>
      <style:text-properties style:text-underline-style="none" officeooo:rsid="005e1282" officeooo:paragraph-rsid="0064bb1b"/>
    </style:style>
    <style:style style:name="P36" style:family="paragraph" style:parent-style-name="Standard">
      <style:paragraph-properties fo:line-height="115%"/>
      <style:text-properties style:text-underline-style="none" officeooo:rsid="0064bb1b" officeooo:paragraph-rsid="0064bb1b"/>
    </style:style>
    <style:style style:name="P37" style:family="paragraph" style:parent-style-name="Standard">
      <style:paragraph-properties fo:line-height="115%"/>
      <style:text-properties style:text-underline-style="none" officeooo:rsid="0066ecae" officeooo:paragraph-rsid="0066ecae"/>
    </style:style>
    <style:style style:name="P38" style:family="paragraph" style:parent-style-name="Standard">
      <style:paragraph-properties fo:line-height="115%"/>
      <style:text-properties style:text-underline-style="none" officeooo:rsid="006810ca" officeooo:paragraph-rsid="006810ca"/>
    </style:style>
    <style:style style:name="P39" style:family="paragraph" style:parent-style-name="Standard">
      <style:paragraph-properties fo:line-height="115%"/>
      <style:text-properties style:text-underline-style="none" officeooo:rsid="00718022" officeooo:paragraph-rsid="00718022"/>
    </style:style>
    <style:style style:name="P40" style:family="paragraph" style:parent-style-name="Text_20_body">
      <style:paragraph-properties fo:line-height="115%"/>
      <style:text-properties officeooo:rsid="002c74eb" officeooo:paragraph-rsid="002c74eb"/>
    </style:style>
    <style:style style:name="P41" style:family="paragraph" style:parent-style-name="Standard">
      <style:paragraph-properties fo:line-height="115%"/>
      <style:text-properties officeooo:rsid="001fcf17" officeooo:paragraph-rsid="001fcf17"/>
    </style:style>
    <style:style style:name="P42" style:family="paragraph" style:parent-style-name="Standard">
      <style:paragraph-properties fo:line-height="115%"/>
      <style:text-properties officeooo:rsid="001fcf17" officeooo:paragraph-rsid="005d6b49"/>
    </style:style>
    <style:style style:name="P43" style:family="paragraph" style:parent-style-name="Standard">
      <style:paragraph-properties fo:line-height="115%"/>
      <style:text-properties officeooo:rsid="005d6b49" officeooo:paragraph-rsid="005d6b49"/>
    </style:style>
    <style:style style:name="P44" style:family="paragraph" style:parent-style-name="Standard" style:list-style-name="L1">
      <style:paragraph-properties fo:line-height="115%"/>
      <style:text-properties officeooo:paragraph-rsid="001a8a1b"/>
    </style:style>
    <style:style style:name="P45" style:family="paragraph" style:parent-style-name="Standard" style:list-style-name="L2">
      <style:paragraph-properties fo:line-height="115%"/>
      <style:text-properties officeooo:paragraph-rsid="002537cf"/>
    </style:style>
    <style:style style:name="P46" style:family="paragraph" style:parent-style-name="Standard" style:list-style-name="L3">
      <style:paragraph-properties fo:line-height="115%"/>
      <style:text-properties officeooo:paragraph-rsid="002537cf"/>
    </style:style>
    <style:style style:name="P47" style:family="paragraph" style:parent-style-name="Standard" style:list-style-name="L4">
      <style:paragraph-properties fo:line-height="115%"/>
      <style:text-properties officeooo:paragraph-rsid="002537cf"/>
    </style:style>
    <style:style style:name="P48" style:family="paragraph" style:parent-style-name="Standard" style:list-style-name="L4">
      <style:paragraph-properties fo:line-height="115%"/>
      <style:text-properties style:text-underline-style="solid" style:text-underline-width="auto" style:text-underline-color="font-color" officeooo:paragraph-rsid="002537cf"/>
    </style:style>
    <style:style style:name="P49" style:family="paragraph" style:parent-style-name="Standard">
      <style:paragraph-properties fo:line-height="115%"/>
      <style:text-properties style:text-position="0% 100%" style:text-underline-style="none" officeooo:rsid="0042f01d" officeooo:paragraph-rsid="001c0a3f"/>
    </style:style>
    <style:style style:name="P50" style:family="paragraph" style:parent-style-name="Standard">
      <style:paragraph-properties fo:line-height="115%"/>
      <style:text-properties style:text-position="0% 100%" style:text-underline-style="none" officeooo:rsid="004762ac" officeooo:paragraph-rsid="001c0a3f"/>
    </style:style>
    <style:style style:name="P51" style:family="paragraph" style:parent-style-name="Standard">
      <style:paragraph-properties fo:line-height="115%"/>
      <style:text-properties style:text-position="0% 100%" style:text-underline-style="none" officeooo:rsid="004a21d9" officeooo:paragraph-rsid="004a21d9"/>
    </style:style>
    <style:style style:name="P52" style:family="paragraph" style:parent-style-name="Standard">
      <style:paragraph-properties fo:line-height="115%"/>
      <style:text-properties style:text-position="0% 100%" style:text-underline-style="none" officeooo:rsid="004b711b" officeooo:paragraph-rsid="004a21d9"/>
    </style:style>
    <style:style style:name="P53" style:family="paragraph" style:parent-style-name="Text_20_body" style:list-style-name="L5">
      <style:paragraph-properties fo:line-height="115%"/>
      <style:text-properties officeooo:paragraph-rsid="002c74eb"/>
    </style:style>
    <style:style style:name="T1" style:family="text">
      <style:text-properties officeooo:rsid="0007f6af"/>
    </style:style>
    <style:style style:name="T2" style:family="text">
      <style:text-properties officeooo:rsid="000872f3"/>
    </style:style>
    <style:style style:name="T3" style:family="text">
      <style:text-properties officeooo:rsid="0009a4e4"/>
    </style:style>
    <style:style style:name="T4" style:family="text">
      <style:text-properties officeooo:rsid="000a9869"/>
    </style:style>
    <style:style style:name="T5" style:family="text">
      <style:text-properties officeooo:rsid="000c5ffe"/>
    </style:style>
    <style:style style:name="T6" style:family="text">
      <style:text-properties officeooo:rsid="000db988"/>
    </style:style>
    <style:style style:name="T7" style:family="text">
      <style:text-properties officeooo:rsid="000e2935"/>
    </style:style>
    <style:style style:name="T8" style:family="text">
      <style:text-properties officeooo:rsid="000e8735"/>
    </style:style>
    <style:style style:name="T9" style:family="text">
      <style:text-properties officeooo:rsid="000fbcf7"/>
    </style:style>
    <style:style style:name="T10" style:family="text">
      <style:text-properties officeooo:rsid="00107b32"/>
    </style:style>
    <style:style style:name="T11" style:family="text">
      <style:text-properties officeooo:rsid="0010f4bb"/>
    </style:style>
    <style:style style:name="T12" style:family="text">
      <style:text-properties officeooo:rsid="0012e1ae"/>
    </style:style>
    <style:style style:name="T13" style:family="text">
      <style:text-properties officeooo:rsid="00140b38"/>
    </style:style>
    <style:style style:name="T14" style:family="text">
      <style:text-properties officeooo:rsid="0016994d"/>
    </style:style>
    <style:style style:name="T15" style:family="text">
      <style:text-properties officeooo:rsid="00172522"/>
    </style:style>
    <style:style style:name="T16" style:family="text">
      <style:text-properties officeooo:rsid="0017b82c"/>
    </style:style>
    <style:style style:name="T17" style:family="text">
      <style:text-properties officeooo:rsid="0019c2a9"/>
    </style:style>
    <style:style style:name="T18" style:family="text">
      <style:text-properties officeooo:rsid="001a8a1b"/>
    </style:style>
    <style:style style:name="T19" style:family="text">
      <style:text-properties officeooo:rsid="001c0a3f"/>
    </style:style>
    <style:style style:name="T20" style:family="text">
      <style:text-properties style:text-position="super 58%" officeooo:rsid="001c0a3f"/>
    </style:style>
    <style:style style:name="T21" style:family="text">
      <style:text-properties style:text-position="super 58%" officeooo:rsid="0042f01d"/>
    </style:style>
    <style:style style:name="T22" style:family="text">
      <style:text-properties officeooo:rsid="001ef3da"/>
    </style:style>
    <style:style style:name="T23" style:family="text">
      <style:text-properties fo:font-weight="normal" officeooo:rsid="003c9924" style:font-weight-asian="normal" style:font-weight-complex="normal"/>
    </style:style>
    <style:style style:name="T24" style:family="text">
      <style:text-properties officeooo:rsid="0021c8dd"/>
    </style:style>
    <style:style style:name="T25" style:family="text">
      <style:text-properties officeooo:rsid="0023500f"/>
    </style:style>
    <style:style style:name="T26" style:family="text">
      <style:text-properties officeooo:rsid="0023bc2c"/>
    </style:style>
    <style:style style:name="T27" style:family="text">
      <style:text-properties officeooo:rsid="002537cf"/>
    </style:style>
    <style:style style:name="T28" style:family="text">
      <style:text-properties officeooo:rsid="00267cb4"/>
    </style:style>
    <style:style style:name="T29" style:family="text">
      <style:text-properties officeooo:rsid="0027763c"/>
    </style:style>
    <style:style style:name="T30" style:family="text">
      <style:text-properties officeooo:rsid="0027a3df"/>
    </style:style>
    <style:style style:name="T31" style:family="text">
      <style:text-properties fo:font-weight="bold" style:font-weight-asian="bold" style:font-weight-complex="bold"/>
    </style:style>
    <style:style style:name="T32" style:family="text">
      <style:text-properties style:text-underline-style="none" fo:font-weight="bold" officeooo:rsid="0027a3df" style:font-weight-asian="bold" style:font-weight-complex="bold"/>
    </style:style>
    <style:style style:name="T33" style:family="text">
      <style:text-properties officeooo:rsid="0029912e"/>
    </style:style>
    <style:style style:name="T34" style:family="text">
      <style:text-properties officeooo:rsid="002ac491"/>
    </style:style>
    <style:style style:name="T35" style:family="text">
      <style:text-properties officeooo:rsid="002b8904"/>
    </style:style>
    <style:style style:name="T36" style:family="text">
      <style:text-properties officeooo:rsid="002c727d"/>
    </style:style>
    <style:style style:name="T37" style:family="text">
      <style:text-properties officeooo:rsid="002c74eb"/>
    </style:style>
    <style:style style:name="T38" style:family="text">
      <style:text-properties officeooo:rsid="002e2b69"/>
    </style:style>
    <style:style style:name="T39" style:family="text">
      <style:text-properties officeooo:rsid="002f239b"/>
    </style:style>
    <style:style style:name="T40" style:family="text">
      <style:text-properties officeooo:rsid="002fb2b5"/>
    </style:style>
    <style:style style:name="T41" style:family="text">
      <style:text-properties officeooo:rsid="0030110c"/>
    </style:style>
    <style:style style:name="T42" style:family="text">
      <style:text-properties officeooo:rsid="0031a025"/>
    </style:style>
    <style:style style:name="T43" style:family="text">
      <style:text-properties officeooo:rsid="00335fad"/>
    </style:style>
    <style:style style:name="T44" style:family="text">
      <style:text-properties officeooo:rsid="00341e1e"/>
    </style:style>
    <style:style style:name="T45" style:family="text">
      <style:text-properties officeooo:rsid="00346a8a"/>
    </style:style>
    <style:style style:name="T46" style:family="text">
      <style:text-properties officeooo:rsid="0034bc1f"/>
    </style:style>
    <style:style style:name="T47" style:family="text">
      <style:text-properties officeooo:rsid="0035b4cf"/>
    </style:style>
    <style:style style:name="T48" style:family="text">
      <style:text-properties officeooo:rsid="0037a2c2"/>
    </style:style>
    <style:style style:name="T49" style:family="text">
      <style:text-properties officeooo:rsid="0038e66f"/>
    </style:style>
    <style:style style:name="T50" style:family="text">
      <style:text-properties officeooo:rsid="003acdf2"/>
    </style:style>
    <style:style style:name="T51" style:family="text">
      <style:text-properties officeooo:rsid="003c25f9"/>
    </style:style>
    <style:style style:name="T52" style:family="text">
      <style:text-properties officeooo:rsid="003c9924"/>
    </style:style>
    <style:style style:name="T53" style:family="text">
      <style:text-properties officeooo:rsid="003cc611"/>
    </style:style>
    <style:style style:name="T54" style:family="text">
      <style:text-properties officeooo:rsid="003cccf5"/>
    </style:style>
    <style:style style:name="T55" style:family="text">
      <style:text-properties officeooo:rsid="003e8e4f"/>
    </style:style>
    <style:style style:name="T56" style:family="text">
      <style:text-properties officeooo:rsid="004035e8"/>
    </style:style>
    <style:style style:name="T57" style:family="text">
      <style:text-properties officeooo:rsid="00416bda"/>
    </style:style>
    <style:style style:name="T58" style:family="text">
      <style:text-properties officeooo:rsid="0042f01d"/>
    </style:style>
    <style:style style:name="T59" style:family="text">
      <style:text-properties style:text-position="0% 100%" officeooo:rsid="0042f01d"/>
    </style:style>
    <style:style style:name="T60" style:family="text">
      <style:text-properties style:text-position="0% 100%" officeooo:rsid="004762ac"/>
    </style:style>
    <style:style style:name="T61" style:family="text">
      <style:text-properties style:text-position="0% 100%" style:text-underline-style="none" officeooo:rsid="004b711b"/>
    </style:style>
    <style:style style:name="T62" style:family="text">
      <style:text-properties style:text-position="0% 100%" style:text-underline-style="none" officeooo:rsid="004caf40"/>
    </style:style>
    <style:style style:name="T63" style:family="text">
      <style:text-properties style:text-position="0% 100%" style:text-underline-style="none" officeooo:rsid="0042f01d"/>
    </style:style>
    <style:style style:name="T64" style:family="text">
      <style:text-properties style:text-position="0% 100%" style:text-underline-style="none" officeooo:rsid="004fc769"/>
    </style:style>
    <style:style style:name="T65" style:family="text">
      <style:text-properties style:text-position="0% 100%" style:text-underline-style="none" officeooo:rsid="00501c03"/>
    </style:style>
    <style:style style:name="T66" style:family="text">
      <style:text-properties style:text-position="0% 100%" style:text-underline-style="none" officeooo:rsid="0051f23b"/>
    </style:style>
    <style:style style:name="T67" style:family="text">
      <style:text-properties style:text-position="0% 100%" style:text-underline-style="none" officeooo:rsid="00528a04"/>
    </style:style>
    <style:style style:name="T68" style:family="text">
      <style:text-properties style:text-position="0% 100%" officeooo:rsid="00483146"/>
    </style:style>
    <style:style style:name="T69" style:family="text">
      <style:text-properties style:text-position="0% 100%" officeooo:rsid="004a21d9"/>
    </style:style>
    <style:style style:name="T70" style:family="text">
      <style:text-properties style:text-position="0% 100%" officeooo:rsid="004b711b"/>
    </style:style>
    <style:style style:name="T71" style:family="text">
      <style:text-properties style:text-position="0% 100%" officeooo:rsid="004caf40"/>
    </style:style>
    <style:style style:name="T72" style:family="text">
      <style:text-properties style:text-position="0% 100%" officeooo:rsid="004ded8c"/>
    </style:style>
    <style:style style:name="T73" style:family="text">
      <style:text-properties officeooo:rsid="0044b45d"/>
    </style:style>
    <style:style style:name="T74" style:family="text">
      <style:text-properties officeooo:rsid="00483146"/>
    </style:style>
    <style:style style:name="T75" style:family="text">
      <style:text-properties officeooo:rsid="00529eda"/>
    </style:style>
    <style:style style:name="T76" style:family="text">
      <style:text-properties officeooo:rsid="0053461b"/>
    </style:style>
    <style:style style:name="T77" style:family="text">
      <style:text-properties officeooo:rsid="0054586c"/>
    </style:style>
    <style:style style:name="T78" style:family="text">
      <style:text-properties officeooo:rsid="00554e33"/>
    </style:style>
    <style:style style:name="T79" style:family="text">
      <style:text-properties officeooo:rsid="00560bab"/>
    </style:style>
    <style:style style:name="T80" style:family="text">
      <style:text-properties officeooo:rsid="00580663"/>
    </style:style>
    <style:style style:name="T81" style:family="text">
      <style:text-properties officeooo:rsid="005845b2"/>
    </style:style>
    <style:style style:name="T82" style:family="text">
      <style:text-properties officeooo:rsid="0059399b"/>
    </style:style>
    <style:style style:name="T83" style:family="text">
      <style:text-properties officeooo:rsid="00599fb1"/>
    </style:style>
    <style:style style:name="T84" style:family="text">
      <style:text-properties officeooo:rsid="005b84fe"/>
    </style:style>
    <style:style style:name="T8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86" style:family="text">
      <style:text-properties fo:font-style="italic" style:text-underline-style="solid" style:text-underline-width="auto" style:text-underline-color="font-color" fo:font-weight="bold" officeooo:rsid="005d6b49" style:font-style-asian="italic" style:font-weight-asian="bold" style:font-style-complex="italic" style:font-weight-complex="bold"/>
    </style:style>
    <style:style style:name="T87" style:family="text">
      <style:text-properties fo:font-style="normal" style:text-underline-style="solid" style:text-underline-width="auto" style:text-underline-color="font-color" fo:font-weight="normal" officeooo:rsid="005d6b49" style:font-style-asian="normal" style:font-weight-asian="normal" style:font-style-complex="normal" style:font-weight-complex="normal"/>
    </style:style>
    <style:style style:name="T88" style:family="text">
      <style:text-properties style:text-underline-style="solid" style:text-underline-width="auto" style:text-underline-color="font-color"/>
    </style:style>
    <style:style style:name="T89" style:family="text">
      <style:text-properties officeooo:rsid="005d9cbc"/>
    </style:style>
    <style:style style:name="T90" style:family="text">
      <style:text-properties officeooo:rsid="005e1282"/>
    </style:style>
    <style:style style:name="T91" style:family="text">
      <style:text-properties officeooo:rsid="005e4517"/>
    </style:style>
    <style:style style:name="T92" style:family="text">
      <style:text-properties officeooo:rsid="00600d82"/>
    </style:style>
    <style:style style:name="T93" style:family="text">
      <style:text-properties officeooo:rsid="0061721c"/>
    </style:style>
    <style:style style:name="T94" style:family="text">
      <style:text-properties officeooo:rsid="0062f2a9"/>
    </style:style>
    <style:style style:name="T95" style:family="text">
      <style:text-properties officeooo:rsid="0064bb1b"/>
    </style:style>
    <style:style style:name="T96" style:family="text">
      <style:text-properties officeooo:rsid="00653ba6"/>
    </style:style>
    <style:style style:name="T97" style:family="text">
      <style:text-properties style:text-line-through-style="solid" style:text-line-through-type="single" officeooo:rsid="00653ba6"/>
    </style:style>
    <style:style style:name="T98" style:family="text">
      <style:text-properties officeooo:rsid="006810ca"/>
    </style:style>
    <style:style style:name="T99" style:family="text">
      <style:text-properties officeooo:rsid="0068a47a"/>
    </style:style>
    <style:style style:name="T100" style:family="text">
      <style:text-properties officeooo:rsid="0069f302"/>
    </style:style>
    <style:style style:name="T101" style:family="text">
      <style:text-properties officeooo:rsid="006ae486"/>
    </style:style>
    <style:style style:name="T102" style:family="text">
      <style:text-properties officeooo:rsid="006bf4be"/>
    </style:style>
    <style:style style:name="T103" style:family="text">
      <style:text-properties officeooo:rsid="006def63"/>
    </style:style>
    <style:style style:name="T104" style:family="text">
      <style:text-properties officeooo:rsid="006fc304"/>
    </style:style>
    <style:style style:name="T105" style:family="text">
      <style:text-properties officeooo:rsid="0070a3bf"/>
    </style:style>
    <style:style style:name="T106" style:family="text">
      <style:text-properties officeooo:rsid="007191e8"/>
    </style:style>
    <style:style style:name="T107" style:family="text">
      <style:text-properties officeooo:rsid="007281a7"/>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1. THE PUSH. <text:span text:style-name="T4">Summer 2025. </text:span><text:span text:style-name="T13">(Preamble)</text:span></text:p>
      <text:p text:style-name="P11"/>
      <text:p text:style-name="P1"><text:tab/><text:span text:style-name="T1">My initial goal was to find a job </text:span><text:span text:style-name="T6">utilizing</text:span><text:span text:style-name="T1"> my </text:span><text:span text:style-name="T5">freshly slaved-over</text:span><text:span text:style-name="T1"> degree in Software Engineering. After graduating, I was overwhelmed by the current hiring landscape and morale was fading fast. Out of my 300+ applications, I received four rejection notices! The silence was deafening, and burnout was setting in as I started spending hours tailoring my resume for each application. </text:span><text:span text:style-name="T6">My sanity suffered.</text:span><text:span text:style-name="T1"> </text:span><text:span text:style-name="T6">M</text:span><text:span text:style-name="T5">addening </text:span><text:span text:style-name="T1">silence </text:span><text:span text:style-name="T5">repudiated my years of </text:span><text:span text:style-name="T6">discipline as it continued to berate me</text:span><text:span text:style-name="T1">. My resume remained one page but kept getting denser and denser. </text:span><text:span text:style-name="T3">I was told to leave it in an elevator by a </text:span><text:span text:style-name="T4">R</text:span><text:span text:style-name="T3">ing doorbell. More effort, denser. </text:span><text:span text:style-name="T6">Some of my closest allies told me to give up on my goals. T</text:span><text:span text:style-name="T1">he white sheet turned to black ink. I had had enough.</text:span></text:p>
      <text:p text:style-name="P1"/>
      <text:p text:style-name="P2"><text:tab/><text:span text:style-name="T2">I </text:span><text:span text:style-name="T7">replied to</text:span><text:span text:style-name="T2"> an ad on Instagram for a company called Frontend Simplified, making grandiose promises about helping people break into tech and make huge salaries for fully-remote frontend work. I was desperate at this point; I needed to speak to an actual person. I was immediately contacted by a rep of theirs, which struck me as unusual. It </text:span><text:span text:style-name="T16">instantly</text:span><text:span text:style-name="T2"> occurred to me that these people were hungry for my </text:span><text:span text:style-name="T15">moth-ravaged </text:span><text:span text:style-name="T2">wallet, trying to sell me skills that I already had for exorbitant fees. Regardless, I scheduled an initial “interview” and spoke with a </text:span><text:span text:style-name="T3">charming fellow. </text:span></text:p>
      <text:p text:style-name="P2"/>
      <text:p text:style-name="P2"><text:span text:style-name="T3"><text:tab/>The conversation quickly soured; we had different goals for the interaction. He showed me a flashy example portfolio site from their internal content to get me excited, continually asking “Why haven’t you made something like this yet?” </text:span><text:span text:style-name="T4">Our introductory conversation about life, </text:span><text:span text:style-name="T8">family,</text:span><text:span text:style-name="T4"> and goals was turned into venom. </text:span><text:span text:style-name="T8">The facade of brotherhoodly empathy led me to exposing my weaknesses and drive; </text:span><text:span text:style-name="T9">honest </text:span><text:span text:style-name="T8">words then transmuted and used as a weapon to cut me deeply. He wanted an admission that I couldn’t make a website without help, continually probing at my personal information to bleed a reaction out of me. “What might happen if you don’t get my help today?” Loaded questions meant to domesticate me only fueled my virtue. </text:span><text:span text:style-name="T9">I called off further questioning and thanked him for his time.</text:span></text:p>
      <text:p text:style-name="P2"/>
      <text:p text:style-name="P3"><text:tab/><text:span text:style-name="T13">As</text:span><text:span text:style-name="T10"> the sting of this interaction wore off, I had a new perspective. It was clear that I needed recruiter-accessible proof of my skills. I needed to network. I needed some projects. I decided to take a break from job applications. I began working on (Quester2000)[https://github.com/jrfeathe/Quester2000], an idea that I had long had but never had the time to implement. I started bringing my laptop to work and multi-tasking to maximize my time efficiency.</text:span></text:p>
      <text:p text:style-name="P3"/>
      <text:p text:style-name="P3"><text:span text:style-name="T10"><text:tab/>Th</text:span><text:span text:style-name="T12">at</text:span><text:span text:style-name="T10"> little app was quite fun to implement, and </text:span><text:span text:style-name="T12">sparked</text:span><text:span text:style-name="T10"> my first delve into using ChatGPT Codex. I was astounded at how </text:span><text:span text:style-name="T14">many tasks I was able to complete</text:span><text:span text:style-name="T10"> in just a few hours, and my interest in AI-assisted programming grew. I decided to </text:span><text:span text:style-name="T11">go even further beyond. </text:span><text:span text:style-name="T12">Once I grew accustomed to AI-assisted programming, I began to feel like I could solve any engineering problem that I faced if I put in enough time and effort.</text:span></text:p>
      <text:p text:style-name="P2"/>
      <text:p text:style-name="P2"/>
      <text:p text:style-name="P2"/>
      <text:p text:style-name="P24"><text:soft-page-break/>2. <text:span text:style-name="T11">LIMIT BREAK. October 2025. </text:span><text:span text:style-name="T13">(Building the site)</text:span></text:p>
      <text:p text:style-name="P12"><text:tab/></text:p>
      <text:p text:style-name="P4"><text:span text:style-name="T10"><text:tab/></text:span><text:span text:style-name="T17">The first few weeks developing the site were filled with uncertainty. I proceeded on only a vague vision and the example site from the Frontend Simplified guy. </text:span><text:span text:style-name="T18">Lost </text:span><text:span text:style-name="T42">in </text:span><text:span text:style-name="T18">beginning such a large task, I decided to throw the problem at ChatGPT and see what happens, testing out some prompt engineering strategies in the process. The prompt that started it all </text:span><text:span text:style-name="T19">(October 22</text:span><text:span text:style-name="T20">nd</text:span><text:span text:style-name="T19">, 2025. GPT 5 Thinking) </text:span><text:span text:style-name="T18">was:</text:span></text:p>
      <text:list xml:id="list4257931287" text:style-name="L1">
        <text:list-item>
          <text:p text:style-name="P44"><text:span text:style-name="T18">“</text:span>As a 145 IQ software engineering job recruiter, describe a portfolio website that would get attention. Since <text:span text:style-name="T18">my </text:span>raw projects themselves aren't something that can be showcased, focus on this site showcasing technological skills. If this site were to get the attention over a competing site, a $1000 bonus will be won.”</text:p>
        </text:list-item>
      </text:list>
      <text:p text:style-name="P13">This yielded some great results! Suddenly I had a gigantic list of suggestions and guidelines to make the site show polish without being flashy or gimmicky. The guidelines were immediately converted into our first Work Breakdown Structure, Essential_WBS.csv, breaking large problems down into small manageable parts in a relatively sensible implementation order. <text:span text:style-name="T19">The original WBS contained 72 tasks! The mountain of work ahead was daunting but I had high spirits.</text:span></text:p>
      <text:p text:style-name="P13"/>
      <text:p text:style-name="P18">(WARNING: Tech-talk ahead! Non-programmers may get bored here. <text:span text:style-name="T100">Many of the important tasks are already documented in the WBS folder, so these are just my key takeaways.</text:span>)</text:p>
      <text:p text:style-name="P21"><text:span text:style-name="T19">EPIC 0: Program &amp; Repo. </text:span><text:span text:style-name="T26">WHERE AM I? </text:span><text:span text:style-name="T22">(10月22–23日)</text:span></text:p>
      <text:p text:style-name="P13"/>
      <text:p text:style-name="P15"><text:tab/><text:span text:style-name="T24">A lot of setup with GitHub, environment, and documentation. Due to using AI for planning I was in an unfamiliar situation, where I had a very </text:span><text:span text:style-name="T25">rough yet </text:span><text:span text:style-name="T24">detailed roadmap that covered a broad scope of topics. I had never planned something to this scale before. It was a challenge to understand what from the WBS was actually necessary, and for the purposes at the moment it didn’t matter. I just needed to push forward, </text:span><text:span text:style-name="T25">so I followed it exactly.</text:span><text:span text:style-name="T24"> With hindsight, we were actually on the right track here but the task list was bogged down with </text:span><text:span text:style-name="T25">some fruitless endeavors and misguided stances. The main focus for this planning stage should have been getting to the half-way point, not the finish line, </text:span><text:span text:style-name="T26">building a skeleton first. </text:span></text:p>
      <text:p text:style-name="P15"/>
      <text:p text:style-name="P15"><text:span text:style-name="T46"><text:tab/>Also a rookie mistake with AI: establish AI instructions here! I didn’t yet understand the purpose of an AGENTS.md file, and I think it really would have made a difference. Codex didn’t yet look for it automatically at this time. After GPT 5.2 </text:span><text:span text:style-name="T47">updated </text:span><text:span text:style-name="T46">around Christmas I saw that it started looking for one, but by then the project was drawing to a close and had well established conventions so I didn’t bother.</text:span></text:p>
      <text:p text:style-name="P16"/>
      <text:p text:style-name="P22">EPIC 1: Content &amp; Positioning. <text:span text:style-name="T26">THE CROP STANDS. (10月23日)</text:span></text:p>
      <text:p text:style-name="P16"/>
      <text:p text:style-name="P5"><text:span text:style-name="T19"><text:tab/></text:span><text:span text:style-name="T26">A fun and short task where we made the one-line promise about farming. The AI gave me some really cringe suggestions here, completely corporate and lame. </text:span><text:span text:style-name="T27">A short wall-of-shame, showing the flow: </text:span></text:p>
      <text:list xml:id="list4189746298" text:style-name="L2">
        <text:list-item>
          <text:p text:style-name="P45"><text:span text:style-name="T26">“</text:span>If it isn’t maintainable, observable, and reversible, it doesn’t ship.”<text:span text:style-name="T26"> </text:span></text:p>
        </text:list-item>
        <text:list-item>
          <text:p text:style-name="P45"><text:soft-page-break/>“I own the stack end-to-end: design, build, test, deploy, observe, and iterate.”</text:p>
          <text:p text:style-name="P45"/>
        </text:list-item>
      </text:list>
      <text:p text:style-name="P19">More human, less corporate! I value genuine connections. (Prompt was longer)</text:p>
      <text:list xml:id="list93336564355767" text:continue-numbering="true" text:style-name="L2">
        <text:list-item>
          <text:p text:style-name="P45">“I ship full-stack and stay human: quick feedback loops, open DMs, no black boxes.”</text:p>
        </text:list-item>
        <text:list-item>
          <text:p text:style-name="P45">“Curious by default: new tools, new stacks, new tricks—whatever moves the product.”</text:p>
          <text:p text:style-name="P45"/>
        </text:list-item>
      </text:list>
      <text:p text:style-name="P5">Too tech bro. Imagine that you are a farmer describing how to plow a field. <text:span text:style-name="T28">(Got much better here)</text:span></text:p>
      <text:list xml:id="list4278301555" text:style-name="L3">
        <text:list-item>
          <text:p text:style-name="P46">“I talk plain, work steady, and show you each row as it’s turned so we agree on the field.”</text:p>
        </text:list-item>
        <text:list-item>
          <text:p text:style-name="P46">“Weather shifts; I adjust. The crop matters more than the plan, and I keep it healthy.”</text:p>
          <text:p text:style-name="P46"/>
        </text:list-item>
      </text:list>
      <text:p text:style-name="P5">5 and 7 are decent! Write 7 more, with more Chinese-Confucian style philosophy undertones.</text:p>
      <text:list xml:id="list1680533578" text:style-name="L4">
        <text:list-item>
          <text:p text:style-name="P47">“I learn from yesterday’s furrows; the wise plow turns with the soil, not against it.”</text:p>
        </text:list-item>
        <text:list-item>
          <text:p text:style-name="P48">“I finish the rows I start; roots and duty run deep, so the crop stands.”</text:p>
          <text:p text:style-name="P47"/>
        </text:list-item>
      </text:list>
      <text:p text:style-name="P5"><text:span text:style-name="T26">It is important to have fun in your projects in a tasteful and respectful way. </text:span><text:span text:style-name="T29">Imagine if I put some boring tagline, what a detraction! The AI was right that the tagline was a good idea, but it needed some flavor. AI itself isn’t yet capable of creativity, but you can imbue your own through creative prompting.</text:span></text:p>
      <text:p text:style-name="P16"/>
      <text:p text:style-name="P16"><text:tab/><text:span text:style-name="T30">Epic 1 also contained a few tasks that I left unfinished as I felt they were a lot of work for little gain. I was supposed to contact a bunch of people that I haven’t spoken to in years (or ever) and get documented “proof chips.” (I always hated this term in the app but I never fixed it. </text:span><text:span text:style-name="T32">Establish your naming conventions early!</text:span><text:span text:style-name="T30"> This term crept in from the initial GPT response to the Oct.22 prompt.) While a good suggestion, I feel that letters of recommendation are ingenuine. I would rather demonstrate skill myself, even if I am not yet strong enough.</text:span></text:p>
      <text:p text:style-name="P16"/>
      <text:p text:style-name="P16"><text:tab/><text:span text:style-name="T33">There was also the task of </text:span><text:span text:style-name="T34">establishing our content for skim mode</text:span><text:span text:style-name="T33">. This was done way too early. It is much better to flesh-out the full version first and then consolidate the highlights. However, many of the fields defined here actually made it to skim mode much later. (</text:span><text:span text:style-name="T43">Done in </text:span><text:span text:style-name="T33">Task F2.2 @ 12月20日)</text:span></text:p>
      <text:p text:style-name="P16"/>
      <text:p text:style-name="P20"><text:span text:style-name="T19">EPIC 2: Design System. </text:span><text:span text:style-name="T36">GOING THROUGH THE MOTIONS. (10月24-26日)</text:span></text:p>
      <text:p text:style-name="P14"/>
      <text:p text:style-name="P14"><text:tab/><text:span text:style-name="T35">A lot of setup before actually building the initial baseline site. This felt backwards to me. Codex generated a bunch of components before we even had a working site setup. I’d do this much differently next time. </text:span><text:span text:style-name="T36">Get a blank page to display first, then add a header, content body, footer, one example second page, and nav between them. Page setup for printing was done here too, and completely differently to how we need it done. It is being re-implemented now at launch.</text:span></text:p>
      <text:p text:style-name="P14"/>
      <text:p text:style-name="P22">EPIC 3: Architecture. <text:span text:style-name="T36">GETTING SOMEWHERE. (10月26-27日)</text:span></text:p>
      <text:p text:style-name="P16"/>
      <text:p text:style-name="P16"><text:tab/><text:span text:style-name="T36">The site was now executable and immediately we configured routing to locales. (/en, /ja, /zh) This was excellent. We had a great extendable infrastructure where we setup page</text:span><text:span text:style-name="T37">s</text:span><text:span text:style-name="T36"> </text:span><text:span text:style-name="T37">with [locale]/page.tsx, and just had to inject relevant text. I don’t think I would have done it this way </text:span><text:soft-page-break/><text:span text:style-name="T37">without AI, and probably would’ve done something weird with components accepting locale toggle parameters. I’m quite happy with the results here.</text:span></text:p>
      <text:p text:style-name="P16"/>
      <text:p text:style-name="P16"><text:tab/><text:span text:style-name="T37">It wasn’t all sunshine however, as we chased two mostly-fruitless tasks with 3.2 and 3.3. The setup of the notes page with MDX was misguided. This is the page you are reading now. It was originally defined as a series of “Engineering notes” like blog posts. From GPT Oct.22:</text:span></text:p>
      <text:list xml:id="list2537922208" text:style-name="L5">
        <text:list-item>
          <text:p text:style-name="P53"><text:span text:style-name="Strong_20_Emphasis"><text:span text:style-name="T19">Engineering Notes (no NDAs needed)</text:span></text:span></text:p>
          <text:list>
            <text:list-item>
              <text:p text:style-name="P53">Short, surgical write-ups: <text:span text:style-name="Emphasis">“How I choose an index,” “Debugging heisenbugs,” “Zero-downtime migrations.”</text:span></text:p>
            </text:list-item>
            <text:list-item>
              <text:p text:style-name="P53">Each post ends with <text:span text:style-name="Strong_20_Emphasis">Trade-offs</text:span> and <text:span text:style-name="Strong_20_Emphasis">What I’d do differently</text:span>. This demonstrates judgment better than code dumps.</text:p>
            </text:list-item>
          </text:list>
        </text:list-item>
      </text:list>
      <text:p text:style-name="P40">I wasn’t a fan of this, as I figured nobody would read a bunch of disorderly junk. <text:span text:style-name="T38">This isn’t LinkedIn. I wasn’t going to keep posting fluff once the site was up, I want to </text:span><text:span text:style-name="T41">apply for jobs or</text:span><text:span text:style-name="T38"> do something new.</text:span> When writing the current writeup (this one) I <text:span text:style-name="T38">don’t expect anyone to actually read it.</text:span> I just need to organize my thoughts and document what to do differently. <text:span text:style-name="T38">(I could even run </text:span><text:span text:style-name="T39">this</text:span><text:span text:style-name="T38"> through AI and condense where I had pitfalls.) Anyways, MDX was kept but the blog style posting is </text:span><text:span text:style-name="T40">gone</text:span><text:span text:style-name="T38">. </text:span><text:span text:style-name="T40">We also set up PlantUML / Mermaid for showing diagrams, but I didn’t see the point as the site took shape so I got rid of it. (Purged in F1.2 @ 12月8日)</text:span></text:p>
      <text:p text:style-name="P16"/>
      <text:p text:style-name="P20"><text:span text:style-name="T19">EPIC 4: </text:span><text:span text:style-name="T44">Unit Testing &amp; </text:span><text:span text:style-name="T19">C</text:span><text:span text:style-name="T44">ontinuous Integration.</text:span><text:span text:style-name="T19"> </text:span><text:span text:style-name="T44">NECESSARY EVIL. (10月27-28日)</text:span></text:p>
      <text:p text:style-name="P14"/>
      <text:p text:style-name="P14"><text:tab/><text:span text:style-name="T44">Set up testing and GitHub CI. Lighthouse and Playwright would lead to a lot of pain and suffering in the future, but they did their job effectively. When coding with AI it is absolutely necessary to have comprehensive testing as it can do some really strange things, quite often on cheaper models. The grief is worth it for app stability. It is good to tune your tests as well, as telling the AI to make tests will yield some very strange and niche things. </text:span><text:span text:style-name="T45">This laptop has 4gb of RAM and Playwright tests were eating it all and crashing the PC when multiple workers were configured. Codex will often try to run tests for you which is a mistake; it eats computing power and AI resources for little gain. For tests involving an initial build-and-run like a11y, Codex could never run it and went in circles trying to fix something it couldn’t. Make an organized list of tests like my .github/pull_request_template.md <text:s/>(or better) and run them yourself, or let GitHub do it automatically.</text:span></text:p>
      <text:p text:style-name="P14"/>
      <text:p text:style-name="P22">EPIC 5: Observability. <text:span text:style-name="T48">SPYING ON ME? (10月28日)</text:span></text:p>
      <text:p text:style-name="P16"/>
      <text:p text:style-name="P16"><text:tab/><text:span text:style-name="T48">We set up telemetry so I can see when someone interacts with the site. I don’t want to disrespect privacy, (I even considered a</text:span><text:span text:style-name="T49">n</text:span><text:span text:style-name="T48"> onion with NoScript-minded coding as a tech demo) but I want to know if anyone is actually using my site. Hopefully the results won’t be depressing!</text:span></text:p>
      <text:p text:style-name="P16"/>
      <text:p text:style-name="P20"><text:span text:style-name="T19">EPIC 6: Security. </text:span><text:span text:style-name="T50">GOOD INTENTIONS, </text:span><text:span text:style-name="T51">SPOOKY EXECUTION.</text:span><text:span text:style-name="T50"> (10月30-31日)</text:span></text:p>
      <text:p text:style-name="P16"/>
      <text:p text:style-name="P17"><text:soft-page-break/><text:tab/><text:span text:style-name="T50">Codex helped me attempt to improve the security of the site. I never did much with Cybersecurity while in school, except for a class about hacking on Linux. I didn’t really care for it, but I do need to learn still. </text:span><text:span text:style-name="T51">I’d like to get some Cybersecurity certs in the future. </text:span><text:span text:style-name="T50">The site is currently due for a security audit, which is a top priority. I’m hoping my friend in Cybersecurity will help me out if I pay him. </text:span><text:span text:style-name="T52">I know enough about Cybersecurity to know that I don’t understand it well yet. </text:span></text:p>
      <text:p text:style-name="P17"/>
      <text:p text:style-name="P17"><text:span text:style-name="T57"><text:tab/>This </text:span><text:span text:style-name="T74">section</text:span><text:span text:style-name="T57"> felt like a drag, I was just going through the motions. I started getting the feeling that my site wouldn’t take shape without intervention. </text:span><text:span text:style-name="T74">I had been trying to follow the plan without changing it, as I had always been instructed in school. I thought it was bad practice to change your WBS. (I think it should be done more carefully in teams, but for a solo dev it doesn’t matter as much.) However </text:span><text:span text:style-name="T57">I amended the WBS here to add Epic 10a, with tasks planned for 10a.0 – 10a.3. </text:span><text:span text:style-name="T74">Unfortunately</text:span><text:span text:style-name="T57"> the AI assistant really couldn’t capture my true intentions or feelings well, </text:span><text:span text:style-name="T74">b</text:span><text:span text:style-name="T57">ut for now it gave me a designated spot to make the site my own </text:span><text:span text:style-name="T58">and I </text:span><text:span text:style-name="T74">looked forward to it.</text:span></text:p>
      <text:p text:style-name="P16"/>
      <text:p text:style-name="P22">EPIC 7: Accessibility. <text:span text:style-name="T31">なるほど。</text:span><text:span text:style-name="T23">(11月1日)</text:span></text:p>
      <text:p text:style-name="P14"/>
      <text:p text:style-name="P14"><text:tab/><text:span text:style-name="T53">Set up accessibility testing and our High Contrast themes. Themes were still very rough here, but we were headed in the right direction. However the backend of theming could have been done much better if we immediately established something like our current theme pipeline. (tokens.json → tokens.css → globals.css) Accessibility was a rough draft here, and wasn’t audited until much later. (F3.1 @ 2026年1月5日)</text:span></text:p>
      <text:p text:style-name="P14"/>
      <text:p text:style-name="P20"><text:span text:style-name="T19">EPIC 8: Performance. </text:span><text:span text:style-name="T54">MAKE THE COMMON CASE FAST. (11月3-5日)</text:span></text:p>
      <text:p text:style-name="P16"/>
      <text:p text:style-name="P16"><text:tab/><text:span text:style-name="T54">While we were making the site run faster, development started to feel slower and more laborious. I still had yet to see the spark of something I really liked. Discomfort was building. I didn’t really understand the full reasons behind the focus on performance guardrails, critical CSS, and fonts. The site’s performance really wasn’t able to be audited properly here anyways, because the site wasn’t even usable yet. This was way too early. Regardless, I pressed on and ordered the implementation of the image pipeline and critical CSS. Real performance gains came later with F1.7 @ 12月16日。</text:span></text:p>
      <text:p text:style-name="P16"/>
      <text:p text:style-name="P22">EPIC 9: Schema &amp; Resume. <text:span text:style-name="T55">WHAT THE HELL ARE YOU GUYS DOING? (11月6日)</text:span></text:p>
      <text:p text:style-name="P32"/>
      <text:p text:style-name="P32"><text:tab/><text:span text:style-name="T55">I really wasn’t feeling this task either. </text:span><text:span text:style-name="T56">There were some sound ideas, like storing my resume as a JSON and then exporting it into something printable. But execution of this pipeline was a mess. In hindsight it was the right move to quit early here, because I think I know a better way to do this now. (Considering leveraging our AI chatbot context and OpenRouter to make a backend tool for generating tailored resumes for myself.) The resume.json we implemented here was a disaster at the time, but was repurposed later for building our chatbot and exposing info for search engines. (10a.KING, F3.6)</text:span></text:p>
      <text:p text:style-name="P14"/>
      <text:p text:style-name="P22">EPIC 10a: <text:span text:style-name="T58">Tasks 10a.0 – 10a.3. </text:span>Personalization. <text:span text:style-name="T58">E = MC</text:span><text:span text:style-name="T21">2</text:span><text:span text:style-name="T59"> + AI. (11月7-13日)</text:span></text:p>
      <text:p text:style-name="P49"/>
      <text:p text:style-name="P32"><text:soft-page-break/><text:span text:style-name="T59"><text:tab/></text:span><text:span text:style-name="T60">The AI and I did not have the same vision. (It doesn’t have a vision, it just responds to stimulus. But don’t we all?) I had it draft Task_10a.0_Personalization_Brief.md to plan our 10a changes, but it really just felt like a lot of mechanical fluff and was hard to read. There were a lot of arbitrary requirements and limits to scope. There is a time and place to limit scope; it is necessary to cap your scope so your project actually finishes, but we were in a situation here where I needed to be let off the leash of the WBS. I felt really restricted. I continued to swallow my pride and went along with the plan for a bit longer. </text:span></text:p>
      <text:p text:style-name="P50"/>
      <text:p text:style-name="P33"><text:span text:style-name="T60"><text:tab/>On 11月10日 I was finally </text:span><text:span text:style-name="T68">designated my time to be critical of the site. I just opened a text file </text:span><text:span text:style-name="T69">(brief_draft.md)</text:span><text:span text:style-name="T68"> and wrote down every immediate problem and change </text:span><text:span text:style-name="T69">that</text:span><text:span text:style-name="T68"> I wanted to make. </text:span><text:span text:style-name="T69">I then used Codex to format this better and export brief.md, but I still preferred my original because it was more to-the-point. With the new documents we </text:span><text:span text:style-name="T70">still </text:span><text:span text:style-name="T69">had a pretty tight scope but I was able to begin refreshing the site.</text:span></text:p>
      <text:p text:style-name="P51"/>
      <text:p text:style-name="P33"><text:span text:style-name="T69"><text:tab/></text:span><text:span text:style-name="T70">10a.1, 11 月11日。The site began to become my own. Text had my soul. The mechanical vibe was still lingering and I didn’t quite feel a spark yet, but I saw smoke.</text:span></text:p>
      <text:p text:style-name="P52"/>
      <text:p text:style-name="P33"><text:span text:style-name="T70"><text:tab/>During 10a.2 </text:span><text:span text:style-name="T71">(11月12日) </text:span><text:span text:style-name="T70">I started to feel powerful. I took a few steps out of scope to get the experience and meetings pages set up, which was something I was long awaiting and questioning the timeline of. This feeling was addictive. I was getting essentials knocked out in record time without being tied to arbitrary requirements. </text:span><text:span text:style-name="T71">My mindset began to transform from that of a junior dev to a senior. </text:span><text:span text:style-name="T72">I had a plan to flip the whole project management style upside-down, but it would be messy.</text:span></text:p>
      <text:p text:style-name="P49"/>
      <text:p text:style-name="P7"><text:span text:style-name="T63"><text:tab/></text:span><text:span text:style-name="T62">11月13日</text:span><text:span text:style-name="T64">。</text:span><text:span text:style-name="T66">Thursday. </text:span><text:span text:style-name="T67">A king was born. </text:span><text:span text:style-name="T62">10a.KING was born. 10a.3 wasn’t going to fix the problems I had. </text:span><text:span text:style-name="T61">This was a mutiny to the carefully constructed WBS and AI overlord. </text:span><text:span text:style-name="T65">I skipped 10a.3.</text:span></text:p>
      <text:p text:style-name="P6"/>
      <text:p text:style-name="P25">EPIC 10a: Task 10a.KING / 10a.REVOLT. Personalization. BREAK STUFF. (11月13日ー12月<text:span text:style-name="T73">7日</text:span>)</text:p>
      <text:p text:style-name="P6"/>
      <text:p text:style-name="P8"><text:tab/><text:span text:style-name="T75">I don’t even know where to begin here. I just kept adding things. Since I’m a solo dev on this project, I figured I would just keep coding and worry about documenting it later. I was focused on my goals. I was focused on moving on with my life. </text:span><text:span text:style-name="T76">Scope was irrelevant, testing was irrelevant. Did the app run? Yes. Great, add more stuff. I wanted to build something cool. </text:span><text:span text:style-name="T77">I knew that I would have a 10a.REVOLT task at the end to try and clean up and get back on track, but it was a distant vision.</text:span></text:p>
      <text:p text:style-name="P8"/>
      <text:p text:style-name="P8"><text:tab/><text:span text:style-name="T76">For example, t</text:span><text:span text:style-name="T75">he meetings page was originally a simple task that </text:span><text:span text:style-name="T76">quickly</text:span><text:span text:style-name="T75"> grew like a goldfish in a swimming pool. I was originally just going to embed a screenshot of When2Meet to show my time availability. But I realized that for a wider audience I should have a timezone conversion for Tokyo time and Shanghai time. Suddenly I needed three screenshots of three When2Meets, and to update each When2Meet accordingly which was a gigantic pain. </text:span><text:span text:style-name="T76">Since my scope was uncapped, I decided to just make my own When2Meet-</text:span><text:span text:style-name="T77">style chart </text:span><text:span text:style-name="T76">where I could set my time availabilities in a single-source-of-truth JSON, </text:span><text:span text:style-name="T77">specified</text:span><text:span text:style-name="T76"> in NY time </text:span><text:span text:style-name="T77">then auto-converted</text:span><text:span text:style-name="T76">. Since I already had conversion set up, I figured to just allow converting to any timezone. But then the list was too long and needed a search function. I </text:span><text:soft-page-break/><text:span text:style-name="T76">also wanted to localize the timezone names for Japanese and Chinese (completed much later, F4.1 @ 2026年1月2日) but I decided to call it good enough for now.</text:span></text:p>
      <text:p text:style-name="P8"/>
      <text:p text:style-name="P10"><text:span text:style-name="T75"><text:tab/>Scope kept ballooning </text:span><text:span text:style-name="T76">across everything</text:span><text:span text:style-name="T75">. I would proudly show off my progress to someone, and they would suggest a new feature. </text:span><text:span text:style-name="T77">Use a digital avatar as a picture, add some music, add a chatbot. I loved these suggestions but at a certain point I realized I had to pivot to launch. I stopped accepting suggestions and wrapped up loose ends. </text:span></text:p>
      <text:p text:style-name="P10"/>
      <text:p text:style-name="P10"><text:span text:style-name="T77"><text:tab/>12月4日。It was time to cap scope </text:span><text:span text:style-name="T78">again. </text:span><text:span text:style-name="T79">The transmutation </text:span><text:span text:style-name="T80">of the app</text:span><text:span text:style-name="T79"> had been messy, but we </text:span><text:span text:style-name="T80">successfully </text:span><text:span text:style-name="T79">added flesh and a soul to the skeleton. </text:span><text:span text:style-name="T81">It now just needed to grow on what it currently had.</text:span></text:p>
      <text:p text:style-name="P9"/>
      <text:p text:style-name="P9"><text:tab/><text:span text:style-name="T77">For 10a.REVOLT I was quite happy to return to structure. I got the drive to make broad sweeping changes out of my system. </text:span><text:span text:style-name="T78">I felt really accomplished and like my site was very close to where I wanted it to be. </text:span><text:span text:style-name="T79">10a.REVOLT also had an uncapped scope on paper, but in my mind I knew what needed to be done. I ordered an audit of the site. </text:span><text:span text:style-name="T83">I knew that I did not want to return to Essential_WBS because it was stale and had the wrong vision. </text:span><text:span text:style-name="T79">The document Task_10a.REVOLT_Project_Audit.md gives a great account of this period, the </text:span><text:span text:style-name="T83">pivoting </text:span><text:span text:style-name="T79">mindset I had, and the status of the project at this time. </text:span><text:span text:style-name="T84">12月7日。</text:span><text:span text:style-name="T79">We draft</text:span><text:span text:style-name="T82">ed</text:span><text:span text:style-name="T79"> a new WBS with a focus on launch: </text:span><text:span text:style-name="T82">FINAL_WBS.md. </text:span><text:span text:style-name="T84">I took a lot of time to consider what was left, what to chop, and the direction I wanted to take.</text:span></text:p>
      <text:p text:style-name="P9"/>
      <text:p text:style-name="P41"><text:span text:style-name="T88">3. </text:span><text:span text:style-name="T85">It's meaningless to just live, it's meaningless to just fight, </text:span><text:span text:style-name="T86">I WANT TO WIN.</text:span><text:span text:style-name="T87"> December 2025.</text:span></text:p>
      <text:p text:style-name="P41"/>
      <text:p text:style-name="P42"><text:tab/><text:span text:style-name="T82">There is a bit of a grey area here where 10a.REVOLT and </text:span><text:span text:style-name="T89">Epic </text:span><text:span text:style-name="T82">F1 are basically the same </text:span><text:span text:style-name="T89">thing</text:span><text:span text:style-name="T82">. I guess I view them as a part 1 and part 2, planning then execution. </text:span><text:span text:style-name="T89">Epic F1 was a refined and structured form of REVOLT, whereas 10a.REVOLT itself was basically just setup.</text:span></text:p>
      <text:p text:style-name="P42"/>
      <text:p text:style-name="P26">EPIC <text:span text:style-name="T89">F1: REVOLT Return to Order. </text:span><text:span text:style-name="T90">WHERE AM I… AGAIN?</text:span><text:span text:style-name="T89"> (12月8-16日)</text:span></text:p>
      <text:p text:style-name="P43"/>
      <text:p text:style-name="P43"><text:tab/><text:span text:style-name="T90">I cleaned up most of the fallout from the broad changes. Is that the right way to phrase it? The app was completely different now than when we started Epic 10a, it was almost unrecognizable. </text:span><text:span text:style-name="T91">My mindset was entirely different.</text:span><text:span text:style-name="T90"> Cleaning up fallout would imply that we returned to a state we recognized. This was simply an era of refinement and getting reoriented with stability.</text:span></text:p>
      <text:p text:style-name="P43"/>
      <text:p text:style-name="P27">EPIC F2: Skim Mode. <text:span text:style-name="T92">YOU KNOW THAT FELLAS CAN’T READ. (12月17-22日)</text:span></text:p>
      <text:p text:style-name="P34"/>
      <text:p text:style-name="P35"><text:tab/><text:span text:style-name="T93">This mode seemed pretty self explanatory to me, but the AI kept pushing a few things like data-gating checks and extracting data from resume.json. By this point I learned to just override it and implement my vision, however I allowed it to implement some data-gating checks in unit testing. </text:span><text:span text:style-name="T94">I thought it would be best to write some quick summaries </text:span><text:span text:style-name="T95">on the skim page</text:span><text:span text:style-name="T94"> rather than automating from existing data. I did make a short revision </text:span><text:span text:style-name="T95">to</text:span><text:span text:style-name="T94"> add a Project Management section, along with pushing AI-assisted programming harder, due to reading some random post on 小红书 </text:span><text:span text:style-name="T95">ab</text:span><text:span text:style-name="T94">out the hiring landscape. </text:span><text:span text:style-name="T95">I </text:span><text:soft-page-break/><text:span text:style-name="T95">want to angle myself as a senior developer, regardless of my work experience history. I think I have what it takes. I’m definitely comfortable managing projects and leading teams.</text:span></text:p>
      <text:p text:style-name="P34"/>
      <text:p text:style-name="P28">TASK F3.4: Search Engine Optimization 1. <text:span text:style-name="T96">DON’T BE </text:span><text:span text:style-name="T97">EVIL</text:span><text:span text:style-name="T96"> A GRINCH. (12月23日)</text:span></text:p>
      <text:p text:style-name="P36"/>
      <text:p text:style-name="P36"><text:tab/><text:span text:style-name="T99">I finally started going out of order. Rather than editing the WBS, I figured let’s just do things in a sensible order since there isn’t much left. It turned out that a lot of Epic F3 depended upon the localizations in Epic F4 being done, yet localizations needed Task F3.2 to be done. </text:span><text:span text:style-name="T100">The content of Task F3.4 itself is pretty boring, but you can read Task_F3.4_SEO_Canonicals_Robots_Sitemap.md if you like.</text:span></text:p>
      <text:p text:style-name="P36"/>
      <text:p text:style-name="P30">TASK F3.2: <text:span text:style-name="T100">Part 1. </text:span>Add Codex to Tech Stack. I LOVE ELVES. (12月24日)</text:p>
      <text:p text:style-name="P38"/>
      <text:p text:style-name="P38"><text:tab/><text:span text:style-name="T100">With the new angling as an AI-assisted programmer, I wanted to add Codex to my primary tech stack. Out of all of the things in my stack, it’s one of the most interesting. I think this was long overdue. This needed to be done before localization so I could translate the description, </text:span><text:span text:style-name="T101">h</text:span><text:span text:style-name="T100">owever the rest of Task F3.2 was going to take a lot longer. (Asset work with art and music) I came back to it when I had time off work.</text:span></text:p>
      <text:p text:style-name="P34"/>
      <text:p text:style-name="P28">EPIC F4: Localization. AN IDIOT ABROAD. (2025年12月2<text:span text:style-name="T98">7</text:span>日 ー 2026年1月3日)</text:p>
      <text:p text:style-name="P36"/>
      <text:p text:style-name="P36"><text:tab/><text:span text:style-name="T102">My Japanese and Chinese skills are not good. I have spent a while learning but it’s just going to take me years and years before I’m capable of </text:span><text:span text:style-name="T103">writing </text:span><text:span text:style-name="T102">anything actually </text:span><text:span text:style-name="T104">impressive</text:span><text:span text:style-name="T102">. (I’</text:span><text:span text:style-name="T105">d like</text:span><text:span text:style-name="T102"> to rewrite this whole writeup myself someday. I don’t think AI would be able to capture the intricacies well enough.) To localize, I ended up writing a script to extract all strings from the app and store them in one document. This organized document was then split into payloads with another script, as batches of 100 lines. The payloads were then sent to ChatGPT 5.2 Thinking. I was able to give instructions on tone and style of writing. ChatGPT spit back the payloads with translations filled in, which were then audited for mistakes. (There were a few.) Another script was used to re-merge the payloads into one file. Then yet another script took the one file and put the strings back into the places they were found in the app. I was quite proud of this pipeline. It should be quite easy to change text now and re-localize just the changed sections, as I tried supporting deltas to future-proof the design.</text:span></text:p>
      <text:p text:style-name="P36"/>
      <text:p text:style-name="P29">EPIC F3: Frontend Refinement. FRONTEND SIMPLIFIED. (1月5-？？？日)</text:p>
      <text:p text:style-name="P37"/>
      <text:p text:style-name="P37"><text:tab/><text:span text:style-name="T106">Asset work was quite fun here. I had some time off work, so I was able to get creative and do some custom artwork and music for the site. For the picture, I really didn’t know what to do at first. I don’t have many good pictures of myself, especially professional ones. It just isn’t me I guess. I had had an idea to take a funny picture of me gardening to pair well with the tagline we wrote way back in </text:span><text:span text:style-name="T107">October for Epic 1. This didn’t seem right either</text:span></text:p>
      <text:p text:style-name="P37"/>
      <text:p text:style-name="P31">4. The Writeup. YOU ARE HERE. (1月13-15日)</text:p>
      <text:p text:style-name="P39"><text:soft-page-break/></text:p>
      <text:p text:style-name="P39"><text:tab/></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1-13T11:58:35.378257333</meta:creation-date>
    <dc:date>2026-01-16T09:33:35.398932904</dc:date>
    <meta:editing-duration>PT4H39M45S</meta:editing-duration>
    <meta:editing-cycles>69</meta:editing-cycles>
    <meta:generator>LibreOffice/7.3.7.2$Linux_X86_64 LibreOffice_project/30$Build-2</meta:generator>
    <meta:document-statistic meta:table-count="0" meta:image-count="0" meta:object-count="0" meta:page-count="9" meta:paragraph-count="85" meta:word-count="4295" meta:character-count="23622" meta:non-whitespace-character-count="19522"/>
  </office:meta>
</office:document-meta>
</file>